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text-properties fo:language="en" fo:country="US" officeooo:paragraph-rsid="000f53d2"/>
    </style:style>
    <style:style style:name="P2" style:family="paragraph" style:parent-style-name="Τίτλος" style:master-page-name="MP0">
      <style:paragraph-properties fo:line-height="100%" style:page-number="auto" fo:break-before="page"/>
    </style:style>
    <style:style style:name="P3" style:family="paragraph" style:parent-style-name="Text_20_body" style:list-style-name="L1">
      <style:paragraph-properties fo:line-height="100%"/>
      <style:text-properties fo:language="en" fo:country="US"/>
    </style:style>
    <style:style style:name="P4" style:family="paragraph" style:parent-style-name="Text_20_body" style:list-style-name="L2">
      <style:paragraph-properties fo:line-height="100%"/>
      <style:text-properties fo:language="en" fo:country="US"/>
    </style:style>
    <style:style style:name="P5" style:family="paragraph" style:parent-style-name="Text_20_body" style:list-style-name="L3">
      <style:paragraph-properties fo:line-height="100%"/>
      <style:text-properties fo:language="en" fo:country="US"/>
    </style:style>
    <style:style style:name="P6" style:family="paragraph" style:parent-style-name="Text_20_body" style:list-style-name="L3">
      <style:paragraph-properties fo:line-height="100%"/>
      <style:text-properties fo:language="en" fo:country="US" officeooo:paragraph-rsid="0009e1be"/>
    </style:style>
    <style:style style:name="P7" style:family="paragraph" style:parent-style-name="Text_20_body" style:list-style-name="L3">
      <style:text-properties fo:language="en" fo:country="US" officeooo:paragraph-rsid="0006d325"/>
    </style:style>
    <style:style style:name="P8" style:family="paragraph" style:parent-style-name="Text_20_body" style:list-style-name="L3">
      <style:paragraph-properties fo:line-height="100%"/>
      <style:text-properties officeooo:paragraph-rsid="00064674"/>
    </style:style>
    <style:style style:name="P9" style:family="paragraph" style:parent-style-name="Text_20_body" style:list-style-name="L3">
      <style:paragraph-properties fo:line-height="100%"/>
      <style:text-properties officeooo:rsid="000f53d2" officeooo:paragraph-rsid="000f53d2"/>
    </style:style>
    <style:style style:name="P10" style:family="paragraph" style:parent-style-name="Text_20_body" style:list-style-name="L2">
      <style:paragraph-properties fo:margin-top="0in" fo:margin-bottom="0.0575in" style:contextual-spacing="false" fo:line-height="100%"/>
      <style:text-properties fo:language="en" fo:country="US" officeooo:paragraph-rsid="00066811"/>
    </style:style>
    <style:style style:name="P11" style:family="paragraph" style:parent-style-name="Επικεφαλίδα_20_1">
      <style:paragraph-properties fo:line-height="100%"/>
      <style:text-properties fo:language="el" fo:country="GR"/>
    </style:style>
    <style:style style:name="P12" style:family="paragraph" style:parent-style-name="Επικεφαλίδα_20_1">
      <style:paragraph-properties fo:margin-top="0.1272in" fo:margin-bottom="0.0437in" style:contextual-spacing="false" fo:line-height="100%"/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4674"/>
    </style:style>
    <style:style style:name="T3" style:family="text">
      <style:text-properties fo:language="en" fo:country="US" officeooo:rsid="0009cf6f"/>
    </style:style>
    <style:style style:name="T4" style:family="text">
      <style:text-properties fo:language="en" fo:country="US" officeooo:rsid="0006d325"/>
    </style:style>
    <style:style style:name="T5" style:family="text">
      <style:text-properties officeooo:rsid="00064674"/>
    </style:style>
    <style:style style:name="T6" style:family="text">
      <style:text-properties officeooo:rsid="00066811"/>
    </style:style>
    <style:style style:name="T7" style:family="text">
      <style:text-properties officeooo:rsid="0006d325"/>
    </style:style>
    <style:style style:name="T8" style:family="text">
      <style:text-properties officeooo:rsid="000825b8"/>
    </style:style>
    <style:style style:name="T9" style:family="text">
      <style:text-properties officeooo:rsid="0009e1be"/>
    </style:style>
    <style:style style:name="T10" style:family="text">
      <style:text-properties officeooo:rsid="000d9851"/>
    </style:style>
    <style:style style:name="T11" style:family="text">
      <style:text-properties officeooo:rsid="00111fae"/>
    </style:style>
    <style:style style:name="T12" style:family="text">
      <style:text-properties officeooo:rsid="0011939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vigation Report 1</text:p>
      <text:h text:style-name="P11" text:outline-level="1">Τι?</text:h>
      <text:list xml:id="list1335047079" text:style-name="L1">
        <text:list-item>
          <text:p text:style-name="P3">Get familiar with <text:s/>SEN0140 (IMU), <text:s/>DSBoard-XV2 board and Jetson</text:p>
        </text:list-item>
        <text:list-item>
          <text:p text:style-name="P3">Check how SEN0140 IMU connects to DSBoard-XV2 Jetson board</text:p>
        </text:list-item>
        <text:list-item>
          <text:p text:style-name="P3">Get familiar with VSCode</text:p>
        </text:list-item>
        <text:list-item>
          <text:p text:style-name="P3">Get familiar with Github</text:p>
        </text:list-item>
        <text:list-item>
          <text:p text:style-name="P3">Get familiar with rulebook</text:p>
        </text:list-item>
        <text:list-item>
          <text:p text:style-name="P3">Get GitHub Pro</text:p>
        </text:list-item>
      </text:list>
      <text:h text:style-name="P11" text:outline-level="1">Γιατί?</text:h>
      <text:list xml:id="list2998108404" text:style-name="L2">
        <text:list-item>
          <text:p text:style-name="P4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4">In order to receive information from the sensor on the main controller and feed it power.</text:p>
        </text:list-item>
        <text:list-item>
          <text:p text:style-name="P10">In order to write the code needed for controlling the various hardware components of the navigation tasks and/or software ones such as topics/nodes and to control the flow of information between them. It will also be a useful tool for almost every other task. <text:span text:style-name="T6">(and b</text:span><text:span text:style-name="Προεπιλεγμένη_20_γραμματοσειρά">ecause </text:span><text:span text:style-name="Προεπιλεγμένη_20_γραμματοσειρά"><text:span text:style-name="T5">VSCode is the best source code editor</text:span></text:span><text:span text:style-name="Προεπιλεγμένη_20_γραμματοσειρά"><text:span text:style-name="T6">)</text:span></text:span></text:p>
        </text:list-item>
        <text:list-item>
          <text:p text:style-name="P4">In order to collaborate and work on the same project as a group of people. Version control is paramount in such cases.</text:p>
        </text:list-item>
        <text:list-item>
          <text:p text:style-name="P4">In order to be prepared for the ultimate goal which is, ofcourse, to win the competition and keep the rules in mind while working on tasks.</text:p>
        </text:list-item>
        <text:list-item>
          <text:p text:style-name="P4">Because GitHub Pro is better than GitHub and free for students</text:p>
        </text:list-item>
      </text:list>
      <text:h text:style-name="P12" text:outline-level="1">Πως?</text:h>
      <text:list xml:id="list4134175834" text:style-name="L3">
        <text:list-item>
          <text:p text:style-name="P5">Read docs, <text:span text:style-name="T8">specifications</text:span>, watch <text:span text:style-name="T8">videos</text:span> etc</text:p>
        </text:list-item>
        <text:list-item>
          <text:p text:style-name="P6">The IMU needs power (Vss &amp; GND) and 2 more connections for outputting <text:span text:style-name="T9">serial </text:span>data &amp; cl<text:span text:style-name="T9">oc</text:span>k (i.e. SDA, SCL). Jetson <text:span text:style-name="T9">board </text:span>will provide <text:span text:style-name="T9">the power, ground via the DIGITAL OUT0 </text:span><text:span text:style-name="T12">(pin 13)</text:span><text:span text:style-name="T9"> and GND ISO </text:span><text:span text:style-name="T12">(pin 10) </text:span><text:span text:style-name="T9">pins, respectively. IMU will provide data in the </text:span><text:span text:style-name="T12">RS-422 B (pin 1)</text:span><text:span text:style-name="T9">, R</text:span><text:span text:style-name="T12">S-485 A (pin 2)</text:span><text:span text:style-name="T9"> pins of Jetson board. </text:span><text:span text:style-name="T10">(check </text:span><text:span text:style-name="T11">I</text:span><text:span text:style-name="T10">mages </text:span><text:span text:style-name="T11">folder</text:span><text:span text:style-name="T10">)</text:span></text:p>
        </text:list-item>
        <text:list-item>
          <text:p text:style-name="P8"><text:span text:style-name="Προεπιλεγμένη_20_γραμματοσειρά"><text:span text:style-name="T1">Read docs, watch tutorials, </text:span></text:span><text:span text:style-name="Προεπιλεγμένη_20_γραμματοσειρά"><text:span text:style-name="T2">download, experiment</text:span></text:span><text:span text:style-name="Προεπιλεγμένη_20_γραμματοσειρά"><text:span text:style-name="T1"> etc</text:span></text:span></text:p>
        </text:list-item>
        <text:list-item>
          <text:p text:style-name="P8"><text:span text:style-name="Προεπιλεγμένη_20_γραμματοσειρά"><text:span text:style-name="T1">Read docs, watch tutorials, </text:span></text:span><text:span text:style-name="Προεπιλεγμένη_20_γραμματοσειρά"><text:span text:style-name="T2">download, experiment</text:span></text:span><text:span text:style-name="Προεπιλεγμένη_20_γραμματοσειρά"><text:span text:style-name="T1"> etc</text:span></text:span></text:p>
        </text:list-item>
        <text:list-item>
          <text:p text:style-name="P8"><text:span text:style-name="Προεπιλεγμένη_20_γραμματοσειρά"><text:span text:style-name="T1">Read </text:span></text:span><text:span text:style-name="Προεπιλεγμένη_20_γραμματοσειρά"><text:span text:style-name="T3">some basic points of the rulebook</text:span></text:span></text:p>
        </text:list-item>
        <text:list-item>
          <text:p text:style-name="P9"><text:span text:style-name="Προεπιλεγμένη_20_γραμματοσειρά"><text:span text:style-name="T4">Sign up to GitHub academy</text:span></text:span></text:p>
          <text:p text:style-name="P7"><text:span text:style-name="Προεπιλεγμένη_20_γραμματοσειρά"><text:span text:style-name="T7"><text:line-break/><text:line-break/></text:span></text:span></text:p>
        </text:list-item>
      </text:list>
      <text:p text:style-name="P1"><text:span text:style-name="Προεπιλεγμένη_20_γραμματοσειρά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Επικεφαλίδα_20_1" style:display-name="Επικεφαλίδα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Τίτλος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Προεπιλεγμένη_20_γραμματοσειρά" style:display-name="Προεπιλεγμένη γραμματοσειρά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3-02-11T14:37:00Z</meta:creation-date>
    <dc:date>2023-02-12T12:20:12.481000000</dc:date>
    <meta:editing-cycles>22</meta:editing-cycles>
    <meta:editing-duration>PT1H2M27S</meta:editing-duration>
    <meta:document-statistic meta:table-count="0" meta:image-count="0" meta:object-count="0" meta:page-count="1" meta:paragraph-count="23" meta:word-count="314" meta:character-count="1777" meta:non-whitespace-character-count="1499"/>
    <meta:template xlink:type="simple" xlink:actuate="onRequest" xlink:title="" xlink:href="Normal"/>
  </office:meta>
</office:document-meta>
</file>